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6" style:family="paragraph" style:parent-style-name="Body" style:list-style-name="WW8Num1"/>
    <style:style style:name="P7" style:family="paragraph" style:parent-style-name="Body" style:list-style-name="WW8Num1">
      <style:text-properties officeooo:paragraph-rsid="001c61e5"/>
    </style:style>
    <style:style style:name="P8" style:family="paragraph" style:parent-style-name="Body" style:list-style-name="WW8Num1">
      <style:text-properties officeooo:paragraph-rsid="001d4365"/>
    </style:style>
    <style:style style:name="P9" style:family="paragraph" style:parent-style-name="Body" style:list-style-name="WW8Num1">
      <style:text-properties style:text-underline-style="none"/>
    </style:style>
    <style:style style:name="P10" style:family="paragraph" style:parent-style-name="Body">
      <style:text-properties officeooo:paragraph-rsid="002379e6"/>
    </style:style>
    <style:style style:name="P11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2" style:family="paragraph" style:parent-style-name="Heading_20_3">
      <style:text-properties officeooo:paragraph-rsid="001c61e5"/>
    </style:style>
    <style:style style:name="P13" style:family="paragraph" style:parent-style-name="Heading_20_3">
      <style:text-properties officeooo:paragraph-rsid="002379e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fo:letter-spacing="normal"/>
    </style:style>
    <style:style style:name="T22" style:family="text">
      <style:text-properties fo:font-variant="normal" fo:text-transform="none" fo:color="#000000" loext:opacity="100%" fo:letter-spacing="normal" fo:language="en" fo:country="US"/>
    </style:style>
    <style:style style:name="T23" style:family="text">
      <style:text-properties fo:font-variant="normal" fo:text-transform="none" fo:color="#000000" loext:opacity="100%" fo:letter-spacing="normal" fo:language="it" fo:country="IT"/>
    </style:style>
    <style:style style:name="T24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5" style:family="text">
      <style:text-properties fo:language="pt" fo:country="PT"/>
    </style:style>
    <style:style style:name="T36" style:family="text">
      <style:text-properties fo:language="fr" fo:country="FR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d4365"/>
    </style:style>
    <style:style style:name="T39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0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1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2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1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39"> </text:span></text:span><text:span text:style-name="Hyperlink.0"><text:span text:style-name="T42">→</text:span></text:span><text:span text:style-name="Hyperlink.0"><text:span text:style-name="T40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0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0"/></text:span></text:p>
      <text:h text:style-name="Heading_20_2" text:outline-level="2"><text:span text:style-name="None"><text:span text:style-name="T3">Overview</text:span></text:span></text:h>
      <text:p text:style-name="P10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10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0">tore</text:span></text:span><text:span text:style-name="None"><text:span text:style-name="T31">P</text:span></text:span><text:span text:style-name="None"><text:span text:style-name="T30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Heading_20_2" text:outline-level="2"><text:span text:style-name="None"><text:span text:style-name="T13">Employment History</text:span></text:span></text:h>
      <text:h text:style-name="P13" text:outline-level="3"><text:span text:style-name="None"><text:span text:style-name="T26">2020 – 5/2022 Software Developer, PayPal w/ TCS</text:span></text:span></text:h>
      <text:list xml:id="list1560305899" text:style-name="L2">
        <text:list-item>
          <text:p text:style-name="P11"><text:span text:style-name="None"><text:span text:style-name="T27">Implemented direct deposit signup services in Spring Boot.</text:span></text:span></text:p>
        </text:list-item>
        <text:list-item>
          <text:p text:style-name="P11"><text:span text:style-name="None"><text:span text:style-name="T27">Implemented account bank migrations, bank change, for all PayPal accounts in Spring Batch.</text:span></text:span></text:p>
        </text:list-item>
        <text:list-item>
          <text:p text:style-name="P11"><text:span text:style-name="None"><text:span text:style-name="T27">Maintained and implemented feature enhancements to a batch merchan</text:span></text:span><text:span text:style-name="None"><text:span text:style-name="T28">t</text:span></text:span><text:span text:style-name="None"><text:span text:style-name="T27"> report generation system.</text:span></text:span></text:p>
        </text:list-item>
      </text:list>
      <text:h text:style-name="P13" text:outline-level="3"><text:span text:style-name="None"><text:span text:style-name="T25">1</text:span></text:span><text:span text:style-name="None"><text:span text:style-name="T19">/1</text:span></text:span><text:span text:style-name="None"><text:span text:style-name="T20">0</text:span></text:span><text:span text:style-name="None"><text:span text:style-name="T19">/201</text:span></text:span><text:span text:style-name="None"><text:span text:style-name="T25">9</text:span></text:span><text:span text:style-name="None"><text:span text:style-name="T19">-</text:span></text:span><text:span text:style-name="None"><text:span text:style-name="T25">10</text:span></text:span><text:span text:style-name="None"><text:span text:style-name="T16">/1/</text:span></text:span><text:span text:style-name="None"><text:span text:style-name="T19">201</text:span></text:span><text:span text:style-name="None"><text:span text:style-name="T25">9</text:span></text:span><text:span text:style-name="None"><text:span text:style-name="T16"> Software Engineer</text:span></text:span><text:span text:style-name="None"><text:span text:style-name="T19">, </text:span></text:span><text:span text:style-name="None"><text:span text:style-name="T20">Arris/</text:span></text:span><text:span text:style-name="None"><text:span text:style-name="T19">Com</text:span></text:span><text:span text:style-name="None"><text:span text:style-name="T25">mscope</text:span></text:span></text:h>
      <text:list xml:id="list3278294926" text:style-name="WW8Num1">
        <text:list-item>
          <text:list>
            <text:list-item>
              <text:p text:style-name="P7"><text:span text:style-name="T29">Updated the video catalog and merchandising backend originally authored by Motorola for Bouygues Telecom, France</text:span><text:span text:style-name="T37">.</text:span></text:p>
            </text:list-item>
            <text:list-item>
              <text:p text:style-name="P8"><text:span text:style-name="T38">Java EE, Wild</text:span><text:span text:style-name="T32">F</text:span><text:span text:style-name="T38">ly, Glass</text:span><text:span text:style-name="T32">F</text:span><text:span text:style-name="T38">ish, Web</text:span><text:span text:style-name="T32">S</text:span><text:span text:style-name="T38">phere, REST, Wiremock, Mockito, Postman, Wireshark.</text:span></text:p>
            </text:list-item>
          </text:list>
        </text:list-item>
      </text:list>
      <text:p text:style-name="P3"/>
      <text:h text:style-name="P12" text:outline-level="3"><text:span text:style-name="None"><text:span text:style-name="T16">1</text:span></text:span><text:span text:style-name="None"><text:span text:style-name="T19">/1/201</text:span></text:span><text:span text:style-name="None"><text:span text:style-name="T16">8</text:span></text:span><text:span text:style-name="None"><text:span text:style-name="T19">-</text:span></text:span><text:span text:style-name="None"><text:span text:style-name="T16">4/1/</text:span></text:span><text:span text:style-name="None"><text:span text:style-name="T19">201</text:span></text:span><text:span text:style-name="None"><text:span text:style-name="T16">8 Software Engineer</text:span></text:span><text:span text:style-name="None"><text:span text:style-name="T19">, Comcast, Corp.</text:span></text:span></text:h>
      <text:list xml:id="list170016386955160" text:continue-numbering="true" text:style-name="WW8Num1">
        <text:list-item>
          <text:list>
            <text:list-item>
              <text:p text:style-name="P9"><text:span text:style-name="T1">Updated one Java system to Docker/Kubernetes,</text:span><text:span text:style-name="T35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3">1/4/2016-12/31/2017 Software Engineer</text:span></text:span><text:span text:style-name="None"><text:span text:style-name="T34">, Charter Communications.</text:span></text:span></text:h>
      <text:list xml:id="list170015419541901" text:continue-numbering="true" text:style-name="WW8Num1">
        <text:list-item>
          <text:list>
            <text:list-item>
              <text:p text:style-name="P6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6"><text:span text:style-name="T36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5">9/1/2014-2015 Software Engineer</text:span></text:span><text:span text:style-name="None"><text:span text:style-name="T14">, Comcast, Corp.</text:span></text:span></text:h>
      <text:list xml:id="list170017033492545" text:continue-numbering="true" text:style-name="WW8Num1">
        <text:list-item>
          <text:list>
            <text:list-item>
              <text:p text:style-name="P6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4">2</text:span></text:span><text:span text:style-name="None"><text:span text:style-name="T15">/1/2014-5/1/2014 Software Engineer</text:span></text:span><text:span text:style-name="None"><text:span text:style-name="T14">, Tendril, Inc.</text:span></text:span></text:h>
      <text:list xml:id="list170015988132608" text:continue-numbering="true" text:style-name="WW8Num1">
        <text:list-item>
          <text:list>
            <text:list-item>
              <text:p text:style-name="P6"><text:span text:style-name="None"><text:span text:style-name="T22">Back-end dev-ops programmer on SOA Finagle+Protobuf+Cloud Java/Scala micro-services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2">Atlassian, Cucumber BDD, PostgreSQL, Hadoop, Hibernate, Scala, Intelli-J IDEA, Git</text:span></text:span><text:span text:style-name="None"><text:span text:style-name="T21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2/1/2010-12/31/2013 Senior Software Engineer, JDA Software Group, Inc. which merged with RedPrairie, Corp. formerly StorePerform, Inc.</text:span></text:span></text:h>
      <text:list xml:id="list170016498139781" text:continue-numbering="true" text:style-name="WW8Num1">
        <text:list-item>
          <text:list>
            <text:list-item>
              <text:p text:style-name="P6"><text:span text:style-name="None"><text:span text:style-name="T22">Project Lead for integration of iOS, Android mobile task system with legacy web-based system</text:span></text:span></text:p>
            </text:list-item>
            <text:list-item>
              <text:p text:style-name="P6"><text:span text:style-name="None"><text:span text:style-name="T22">Tasks roughly are E-mail messages enhanced for distributing and tracking business actions.</text:span></text:span></text:p>
            </text:list-item>
            <text:list-item>
              <text:p text:style-name="P6"><text:span text:style-name="None"><text:span text:style-name="T22">Customers included Fortune-500 companies. Scalability, performance were significant.</text:span></text:span></text:p>
            </text:list-item>
            <text:list-item>
              <text:p text:style-name="P6"><text:span text:style-name="None"><text:span text:style-name="T22">Technologies: OSGi, Gradle, Git, and Sql Server, Git, Mercurial, Subversion, CVS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2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2008-2009 Independent Software Development Consultant &amp; Sun Java Consultant</text:span></text:span></text:h>
      <text:list xml:id="list170015639265306" text:continue-numbering="true" text:style-name="WW8Num1">
        <text:list-item>
          <text:list>
            <text:list-item>
              <text:p text:style-name="P6"><text:span text:style-name="None"><text:span text:style-name="T22">Extended and maintained a JEE merchandise inventory system with MySQL DB, Java, Spring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2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2007 Chief Operation Officer, Evolution Hosting, Inc.</text:span></text:span></text:h>
      <text:list xml:id="list170016593484171" text:continue-numbering="true" text:style-name="WW8Num1">
        <text:list-item>
          <text:list>
            <text:list-item>
              <text:p text:style-name="P6"><text:span text:style-name="None"><text:span text:style-name="T22">Viawest data center Linux servers for J2EE applications with Java management software, Java, Linux, VMware, Zen, Amazon Web Services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2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2004-2007 Independent Software Development Consultant &amp; Sun Java Consultant</text:span></text:span></text:h>
      <text:list xml:id="list170016553238873" text:continue-numbering="true" text:style-name="WW8Num1">
        <text:list-item>
          <text:list>
            <text:list-item>
              <text:p text:style-name="P6"><text:span text:style-name="None"><text:span text:style-name="T22">Created NIO client with could reach 100 Mb/s scale message rates.</text:span></text:span></text:p>
            </text:list-item>
            <text:list-item>
              <text:p text:style-name="P6"><text:span text:style-name="None"><text:span text:style-name="T22">Created new web sites, Java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2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2002-2004 Senior Software Architect</text:span></text:span><text:span text:style-name="None"><text:span text:style-name="T17">, Packexpo, Inc.</text:span></text:span></text:h>
      <text:list xml:id="list170017016963462" text:continue-numbering="true" text:style-name="WW8Num1">
        <text:list-item>
          <text:list>
            <text:list-item>
              <text:p text:style-name="P6"><text:span text:style-name="None"><text:span text:style-name="T22">Created a reporting systems for packaging advertising services.</text:span></text:span></text:p>
            </text:list-item>
            <text:list-item>
              <text:p text:style-name="P6"><text:span text:style-name="None"><text:span text:style-name="T22">Maintained packaging advertising web site.</text:span></text:span></text:p>
            </text:list-item>
            <text:list-item>
              <text:p text:style-name="P6"><text:span text:style-name="None"><text:span text:style-name="T22">Technologies: JBoss, Linux, MySQL, Intelli-J, BeanShell, JSP, Lzop'ed data stream for large DB backups over NFS mounts, Java, Groovy</text:span></text:span><text:span text:style-name="None"><text:span text:style-name="T21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8">1999-2002 Java Consultant</text:span></text:span><text:span text:style-name="None"><text:span text:style-name="T15">, Sun Java Center, Sun Microsystems, Inc.</text:span></text:span></text:h>
      <text:list xml:id="list170015944834644" text:continue-numbering="true" text:style-name="WW8Num1">
        <text:list-item>
          <text:list>
            <text:list-item>
              <text:p text:style-name="P6"><text:span text:style-name="None"><text:span text:style-name="T22">Represented Sun for RUP, UP, SunTone, OOA&amp;D mentoring and J2EE coding, Java, SCCS, Teamware, RCS, Solaris, Java</text:span></text:span><text:span text:style-name="None"><text:span text:style-name="T21">.</text:span></text:span></text:p>
            </text:list-item>
            <text:list-item>
              <text:p text:style-name="P6"><text:span text:style-name="None"><text:span text:style-name="T23">Consulted at Citigroup, Vanguard Fiduciary Trust, Credit Suisse.</text:span></text:span></text:p>
            </text:list-item>
            <text:list-item>
              <text:p text:style-name="P6"><text:span text:style-name="None"><text:span text:style-name="T22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8-1999 Java Developer, Sun Educational Services, Sun Microsystems, Inc.</text:span></text:span></text:h>
      <text:list xml:id="list170017303798836" text:continue-numbering="true" text:style-name="WW8Num1">
        <text:list-item>
          <text:list>
            <text:list-item>
              <text:p text:style-name="P6"><text:span text:style-name="None"><text:span text:style-name="T22">Created web-based and Swing computer assisted training systems.</text:span></text:span></text:p>
            </text:list-item>
            <text:list-item>
              <text:p text:style-name="P6"><text:span text:style-name="None"><text:span text:style-name="T22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4">Education, Certifications, Patents</text:span></text:span></text:h>
      <text:list xml:id="list170016928463904" text:continue-numbering="true" text:style-name="WW8Num1">
        <text:list-item>
          <text:list>
            <text:list-item>
              <text:p text:style-name="P6"><text:span text:style-name="None"><text:span text:style-name="T22">Sun Certified Java Developer</text:span></text:span></text:p>
            </text:list-item>
            <text:list-item>
              <text:p text:style-name="P6"><text:span text:style-name="None"><text:span text:style-name="T22">Sun Certified Java Programmer</text:span></text:span></text:p>
            </text:list-item>
            <text:list-item>
              <text:p text:style-name="P6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6"><text:span text:style-name="None"><text:span text:style-name="T22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19T17:00:14.569410462</dc:date>
    <meta:editing-duration>PT23M3S</meta:editing-duration>
    <meta:editing-cycles>7</meta:editing-cycles>
    <dc:creator>Tiffany Timbric</dc:creator>
    <meta:document-statistic meta:table-count="0" meta:image-count="0" meta:object-count="0" meta:page-count="3" meta:paragraph-count="55" meta:word-count="705" meta:character-count="5112" meta:non-whitespace-character-count="4493"/>
  </office:meta>
</office:document-meta>
</file>